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brev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concentration term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\textsubscript{ij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usivity coefficient for component i in j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E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verall specific attenuation coeffici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\textsubscript{850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rradiance at 850 nm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F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force term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\textsubscript{$\lambda$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velength specific radiative intens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chlick forward scattering paramete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\textsubscript{I\textsubscript{j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hibition coefficient for component j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\textsubscript{S\textsubscript{j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nod half-saturation constant for component j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r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on vector of radiative intensity ra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\textsubscript{$\phi$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ecific reaction rate of component $\phi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s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nsity ray pat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source term for mass balance equ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A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acet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H\textsubscript{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hyd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inert organic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I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inorganic carb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I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inorganic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IP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inorganic phosphor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\textsubscript{S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organic substr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U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X\textsubscript{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rticulate inert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X\textsubscript{PB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rticulate phototrophic bioma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X\textsubscript{S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rticulate biodegradable organic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Y\textsubscript{PB,AU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ield of PPB biomass by photoautotroph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Y\textsubscript{PB,CH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ield of PPB biomass by chemoheterotroph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Y\textsubscript{PB,PH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ield of PPB biomass by photoheterotroph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textbf{U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ase volume fra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verall attenuation coeffici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diffusion coeffici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nod term for radiative fiel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ang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sorption coeffici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ynamic viscos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inematic viscos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nsity of a materia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cattering coeffici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ectral scattering phase fun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ric state variab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Ω’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id ang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 table:number-rows-repeated="92">
          <table:table-cell table:number-columns-repeated="4"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nt based model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aerobic digestion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GP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ffero General Public Lice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NSYS</text:p>
          </table:table-cell>
          <table:table-cell/>
          <table:table-cell office:value-type="string" calcext:value-type="string">
            <text:p>Simulation software compan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QUASI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ter modelling softwa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ctivated sludge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denosine triphosph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enchmark simulation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llular automat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uter aided desig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utational fluid dynamic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FX</text:p>
          </table:table-cell>
          <table:table-cell/>
          <table:table-cell office:value-type="string" calcext:value-type="string">
            <text:p>A proprietary CFD cod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hemical oxygen dema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yclindrical 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screte ordinates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W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omestic wastewate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xtra-cellular polymeric substanc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LOP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loating point operations per seco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O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ee and open source softwa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P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lat plate 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vDO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nite volume discrete ordinates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V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nite volume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nyey-Greenstein phase fun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R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ydraulic retention tim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fra-red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W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rnational Water Assoc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harvesting complex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nte Carlo metho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H\textsubscript{4}-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monium as 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ar infra-red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D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dinary differential equation/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penFOA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pen Field Operations and Manipulation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-anaerobic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nM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-anaerobic membrane 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synthetically active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B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biofilm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C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ysicochemical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D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rtial differential equ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lyhydroxyalkanoate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O4\textsubscript{4}-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sphate as P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P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urple phototrophic bacteri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SB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rous substrate bioreacto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tosynthetic uni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AN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ynolds-averaged Navier-Stoke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action centr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diative transfer equ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CO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luble chemical oxygen deman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organic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organic phosphor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chlick mode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R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ludge retention tim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ear stress transpor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i-carboxylic acid cyc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norganic carb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K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Kjeldahl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nitroge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phosphor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P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uncated phase fun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spended solid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Ultraviolet rad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F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atile fatty acid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L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umetric loading rat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o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ume of flui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olatile suspended solids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abbrevs.A1:abbrevs.C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3:25:31.679676817</dc:date>
    <meta:editing-duration>PT14M29S</meta:editing-duration>
    <meta:editing-cycles>3</meta:editing-cycles>
    <meta:generator>LibreOffice/6.2.4.2.0$Linux_X86_64 LibreOffice_project/20$Build-2</meta:generator>
    <meta:document-statistic meta:table-count="1" meta:cell-count="441" meta:object-count="0"/>
  </office:meta>
</office:document-meta>
</file>